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 style:text-autospace="non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margin-left="1.752cm" fo:margin-right="0cm">
        <style:tab-stops>
          <style:tab-stop style:position="5.255cm"/>
        </style:tab-stops>
      </style:paragraph-properties>
      <style:text-properties fo:color="#000000" loext:opacity="100%" style:font-name="Verdana" fo:font-size="10pt" fo:font-weight="bold" style:font-size-asian="10pt" style:font-weight-asian="bold" style:font-name-complex="Verdana" style:font-size-complex="10pt" style:font-weight-complex="bold"/>
    </style:style>
    <style:style style:name="P4" style:family="paragraph" style:parent-style-name="Standard">
      <loext:graphic-properties draw:fill="solid" draw:fill-color="#c6d9f1"/>
      <style:paragraph-properties fo:text-align="center" style:justify-single-word="false" fo:background-color="#c6d9f1">
        <style:tab-stops>
          <style:tab-stop style:position="1.752cm"/>
        </style:tab-stops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fo:language="none" fo:country="none" style:font-size-asian="10pt" style:language-asian="none" style:country-asian="none" style:font-name-complex="Verdana" style:font-size-complex="10pt"/>
    </style:style>
    <style:style style:name="P8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loext:graphic-properties draw:fill="solid" draw:fill-color="#ffffff"/>
      <style:paragraph-properties fo:background-color="#ffffff">
        <style:tab-stops>
          <style:tab-stop style:position="1.752cm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11" style:family="paragraph" style:parent-style-name="Standard">
      <style:paragraph-properties>
        <style:tab-stops>
          <style:tab-stop style:position="1.752cm"/>
        </style:tab-stops>
      </style:paragraph-properties>
    </style:style>
    <style:style style:name="P12" style:family="paragraph" style:parent-style-name="Standard">
      <style:text-properties style:font-name="Verdana" fo:font-size="10pt" fo:language="none" fo:country="none" style:font-size-asian="10pt" style:language-asian="none" style:country-asian="none" style:font-name-complex="Verdana" style:font-size-complex="10pt"/>
    </style:style>
    <style:style style:name="P13" style:family="paragraph" style:parent-style-name="Standard">
      <style:text-properties fo:font-size="10pt" fo:language="none" fo:country="none" style:font-size-asian="10pt" style:language-asian="none" style:country-asian="none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3" style:family="text">
      <style:text-properties style:font-name="Verdana" fo:font-size="10pt" style:font-name-asian="Verdana" style:font-size-asian="10pt" style:font-name-complex="Verdana" style:font-size-complex="10pt"/>
    </style:style>
    <style:style style:name="T4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63cm" fo:padding-right="0.263cm" fo:padding-top="0.136cm" fo:padding-bottom="0.136cm" fo:border="0.51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3:</text:span><text:span text:style-name="T2">”Creando mi Identidad”</text:span></text:p>
      <text:p text:style-name="P2"/>
      <text:p text:style-name="P3"/>
      <text:p text:style-name="P4">Filosofía de tu empresa</text:p>
      <text:p text:style-name="P5"/>
      <text:p text:style-name="P6"><text:span text:style-name="T3"><text:s text:c="13"/></text:span><text:span text:style-name="T1">Misión<text:tab/> <text:s text:c="11"/><text:tab/>Valores <text:tab/><text:tab/><text:tab/> <text:s text:c="5"/>Visión</text:span></text:p>
      <text:p text:style-name="P7"><draw:frame draw:style-name="fr1" draw:name="Marco1" text:anchor-type="char" svg:x="-0.106cm" svg:y="0.065cm" svg:width="4.703cm" svg:height="4.759cm" draw:z-index="0"><draw:text-box><text:p text:style-name="Standard"><text:span text:style-name="T1">Empoderar a las personas a alcanzar sus metas y mejorar su calidad de vida a través de la formación de hábitos saludables y sostenibles. </text:span></text:p></draw:text-box></draw:frame><draw:frame draw:style-name="fr1" draw:name="Marco2" text:anchor-type="char" svg:x="4.777cm" svg:y="0.065cm" svg:width="5.126cm" svg:height="4.759cm" draw:z-index="1"><draw:text-box><text:p text:style-name="Standard">Innovación, compromiso, empatía, sostenibilidad y respeto. </text:p></draw:text-box></draw:frame><draw:frame draw:style-name="fr1" draw:name="Marco3" text:anchor-type="char" svg:x="10.026cm" svg:y="0.065cm" svg:width="5.126cm" svg:height="4.759cm" draw:z-index="2"><draw:text-box><text:p text:style-name="Standard">Ser la plataforma líder mundial para el desarrollo de hábitos saludables, impactando positivamente en la vida de millones de personas. </text:p></draw:text-box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4">Identidad visual<text:span text:style-name="T4"/></text:p>
      <text:p text:style-name="P10"/>
      <text:p text:style-name="P11"><text:span text:style-name="T3"><text:s text:c="12"/></text:span><text:span text:style-name="T1">Logotipo<text:tab/><text:tab/><text:tab/> Colores<text:tab/><text:tab/><text:tab/> <text:s text:c="3"/>Otros</text:span></text:p>
      <text:p text:style-name="P12"><draw:frame draw:style-name="fr1" draw:name="Marco4" text:anchor-type="char" svg:x="-0.106cm" svg:y="0.205cm" svg:width="4.9cm" svg:height="4.759cm" draw:z-index="3"><draw:text-box><text:p text:style-name="Standard">Usaremos fuentes claras y legibles, y colores que evoquen las emociones que deseamos transmitir (crecimiento, éxito...) y nos asegúraremos de que el logotipo sea adaptable a diferentes formatos.</text:p></draw:text-box></draw:frame><draw:frame draw:style-name="fr1" draw:name="Marco5" text:anchor-type="char" svg:x="4.948cm" svg:y="0.205cm" svg:width="4.955cm" svg:height="4.759cm" draw:z-index="4"><draw:text-box><text:p text:style-name="Standard">Podríamos usar colores suaves y naturales como el verde y el azul. (Bienestar)</text:p></draw:text-box></draw:frame><draw:frame draw:style-name="fr1" draw:name="Marco6" text:anchor-type="char" svg:x="10.029cm" svg:y="0.199cm" svg:width="4.93cm" svg:height="8.246cm" draw:z-index="5"><draw:text-box><text:p text:style-name="Standard">La tipografía debe ser coherente con el estilo de la marca y fácil de leer.<text:line-break/><text:line-break/>Iconos y símbolos que representen conceptos clave.</text:p><text:p text:style-name="Standard"/><text:p text:style-name="Standard">La simplicidad es clave para una buena identidad visual.</text:p><text:p text:style-name="Standard"/><text:p text:style-name="Standard">Que conecte con el público a nivel emocional y cree una conexión duradera. </text:p></draw:text-box></draw:frame></text:p>
      <text:p text:style-name="P12"/>
      <text:p text:style-name="P13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9:33:48</meta:creation-date>
    <dc:creator>Alfonso Otón</dc:creator>
    <dc:date>2024-12-02T00:03:35.639000000</dc:date>
    <meta:editing-cycles>1</meta:editing-cycles>
    <meta:editing-duration>P24DT8H45M33S</meta:editing-duration>
    <meta:document-statistic meta:table-count="0" meta:image-count="0" meta:object-count="0" meta:page-count="1" meta:paragraph-count="13" meta:word-count="151" meta:character-count="1029" meta:non-whitespace-character-count="830"/>
    <meta:generator>LibreOffice/24.8.5.2$Windows_X86_64 LibreOffice_project/fddf2685c70b461e7832239a0162a77216259f22</meta:generator>
  </office:meta>
</office:document-meta>
</file>